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0E76E043D85A26ACB4.png" manifest:media-type="image/png"/>
  <manifest:file-entry manifest:full-path="Pictures/100002010000010B0000012C2435AE257C8B3C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7333in"/>
    </style:style>
    <style:style style:name="Table1.A3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6875in"/>
    </style:style>
    <style:style style:name="Table5.D" style:family="table-column">
      <style:table-column-properties style:column-width="2.3021in"/>
    </style:style>
    <style:style style:name="Table5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none" fo:border-right="none" fo:border-top="none" fo:border-bottom="0.05pt solid #000000">
        <style:background-image/>
      </style:table-cell-properties>
    </style:style>
    <style:style style:name="Table5.D2" style:family="table-cell">
      <style:table-cell-properties fo:background-color="#dddddd" fo:padding="0.0382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3.3125in"/>
    </style:style>
    <style:style style:name="Table6.B" style:family="table-column">
      <style:table-column-properties style:column-width="0.625in"/>
    </style:style>
    <style:style style:name="Table6.C" style:family="table-column">
      <style:table-column-properties style:column-width="0.6875in"/>
    </style:style>
    <style:style style:name="Table6.D" style:family="table-column">
      <style:table-column-properties style:column-width="2.302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background-color="#ff3333" fo:padding="0.0382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padding="0.0382in" fo:border-left="none" fo:border-right="none" fo:border-top="0.05pt solid #000000" fo:border-bottom="0.05pt solid #000000"/>
    </style:style>
    <style:style style:name="Table6.D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3.3125in"/>
    </style:style>
    <style:style style:name="Table7.B" style:family="table-column">
      <style:table-column-properties style:column-width="0.625in"/>
    </style:style>
    <style:style style:name="Table7.C" style:family="table-column">
      <style:table-column-properties style:column-width="0.6875in"/>
    </style:style>
    <style:style style:name="Table7.D" style:family="table-column">
      <style:table-column-properties style:column-width="2.302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background-color="#66ff66" fo:padding="0.0382in" fo:border-left="none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padding="0.0382in" fo:border-left="none" fo:border-right="none" fo:border-top="0.05pt solid #000000" fo:border-bottom="0.05pt solid #000000"/>
    </style:style>
    <style:style style:name="Table7.D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669999" fo:padding="0.0382in" fo:border="non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B" style:family="table-column">
      <style:table-column-properties style:column-width="2.0778in" style:rel-column-width="19660*"/>
    </style:style>
    <style:style style:name="Table4.C" style:family="table-column">
      <style:table-column-properties style:column-width="3.4625in" style:rel-column-width="32768*"/>
    </style:style>
    <style:style style:name="Table4.A1" style:family="table-cell">
      <style:table-cell-properties fo:background-color="#dddddd" fo:padding="0.0382in" fo:border="none">
        <style:background-image/>
      </style:table-cell-properties>
    </style:style>
    <style:style style:name="Table4.B1" style:family="table-cell">
      <style:table-cell-properties fo:background-color="#dddddd" fo:padding="0.0382in" fo:border-left="0.05pt solid #000000" fo:border-right="none" fo:border-top="none" fo:border-bottom="none">
        <style:background-image/>
      </style:table-cell-properties>
    </style:style>
    <style:style style:name="Table4.C1" style:family="table-cell">
      <style:table-cell-properties fo:background-color="#dddddd" fo:padding="0.0382in" fo:border-left="0.05pt solid #000000" fo:border-right="0.05pt solid #000000" fo:border-top="none" fo:border-bottom="non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B" style:family="table-column">
      <style:table-column-properties style:column-width="2.0778in" style:rel-column-width="19660*"/>
    </style:style>
    <style:style style:name="Table3.C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none" fo:border-bottom="none"/>
    </style:style>
    <style:style style:name="Table3.C1" style:family="table-cell">
      <style:table-cell-properties fo:padding="0.0382in" fo:border-left="0.05pt solid #000000" fo:border-right="0.05pt solid #000000" fo:border-top="none" fo:border-bottom="none"/>
    </style:style>
    <style:style style:name="P1" style:family="paragraph" style:parent-style-name="Footer">
      <style:text-properties style:font-name="Cantarell" fo:font-size="10pt" officeooo:rsid="003eb8ec" officeooo:paragraph-rsid="003eb8ec" style:font-size-asian="10pt" style:font-size-complex="10pt"/>
    </style:style>
    <style:style style:name="P2" style:family="paragraph" style:parent-style-name="Standard">
      <style:text-properties style:font-name="Cantarell" officeooo:paragraph-rsid="0008ac4e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normal" officeooo:rsid="0003fe3b" officeooo:paragraph-rsid="001f3c3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ntarell" fo:font-size="10pt" fo:font-weight="normal" officeooo:rsid="0003fe3b" officeooo:paragraph-rsid="003f08cd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fo:font-weight="normal" officeooo:rsid="0003fe3b" officeooo:paragraph-rsid="000a7f5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4pt" fo:font-weight="normal" officeooo:rsid="005581d4" officeooo:paragraph-rsid="000a7f5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3pt" fo:font-weight="normal" officeooo:rsid="0053cdfd" officeooo:paragraph-rsid="0053cdfd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fo:font-weight="normal" officeooo:rsid="0003fe3b" officeooo:paragraph-rsid="002ce10c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6666" style:font-name="Cantarell" fo:font-size="10pt" fo:font-weight="normal" officeooo:rsid="0053cdfd" officeooo:paragraph-rsid="006c0f2d" fo:background-color="transparent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officeooo:rsid="0003fe3b" officeooo:paragraph-rsid="0048451f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80" style:font-name="Cantarell" fo:font-weight="normal" officeooo:rsid="0003fe3b" officeooo:paragraph-rsid="0049a3e3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80" style:font-name="Cantarell" officeooo:paragraph-rsid="0008ac4e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officeooo:paragraph-rsid="0008ac4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officeooo:paragraph-rsid="001eb3b5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1f1255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2ae161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3f08cd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2ae161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2fba6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32fe57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03fe3b" officeooo:paragraph-rsid="00445c6a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2ce10c" officeooo:paragraph-rsid="002ce10c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2d4b45" officeooo:paragraph-rsid="002ce10c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Cantarell" fo:font-weight="bold" officeooo:rsid="0003fe3b" officeooo:paragraph-rsid="002fba6d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Cantarell" fo:font-weight="bold" officeooo:rsid="0003fe3b" officeooo:paragraph-rsid="002fba6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ntarell" officeooo:paragraph-rsid="0008ac4e"/>
    </style:style>
    <style:style style:name="P31" style:family="paragraph" style:parent-style-name="Table_20_Contents">
      <style:paragraph-properties fo:text-align="center" style:justify-single-word="false"/>
      <style:text-properties fo:color="#336666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336666" style:font-name="Cantarell" fo:font-size="14pt" fo:font-style="normal" style:text-underline-style="none" fo:font-weight="bold" officeooo:rsid="00082891" officeooo:paragraph-rsid="0053595f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Table_20_Contents">
      <style:text-properties style:font-name="Cantarell" officeooo:paragraph-rsid="0008ac4e"/>
    </style:style>
    <style:style style:name="P34" style:family="paragraph" style:parent-style-name="Table_20_Contents">
      <style:paragraph-properties fo:text-align="center" style:justify-single-word="false"/>
      <style:text-properties style:font-name="Cantarell" fo:font-size="10pt" officeooo:rsid="0042e3e0" officeooo:paragraph-rsid="0042e3e0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font-name="Cantarell" fo:font-size="10pt" fo:font-weight="normal" officeooo:rsid="0003fe3b" officeooo:paragraph-rsid="00445c6a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 fo:break-before="page"/>
      <style:text-properties fo:color="#336666" style:font-name="Cantarell" fo:font-size="14pt" style:text-underline-style="solid" style:text-underline-width="auto" style:text-underline-color="font-color" fo:font-weight="bold" officeooo:rsid="00082891" officeooo:paragraph-rsid="003d6d7f" style:font-size-asian="14pt" style:font-weight-asian="bold" style:font-size-complex="14pt" style:font-weight-complex="bold"/>
    </style:style>
    <style:style style:name="P37" style:family="paragraph" style:parent-style-name="Header">
      <style:paragraph-properties fo:text-align="start" style:justify-single-word="false"/>
      <style:text-properties fo:color="#000000" style:font-name="Cantarell" fo:font-size="10pt" officeooo:paragraph-rsid="006f44d6" style:font-size-asian="10pt" style:font-size-complex="10pt"/>
    </style:style>
    <style:style style:name="P38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6fb16c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6fb16c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Cantarell" fo:font-size="16pt" fo:font-weight="bold" officeooo:paragraph-rsid="006fb16c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Cantarell" fo:font-size="16pt" fo:font-weight="normal" officeooo:rsid="00b2781d" officeooo:paragraph-rsid="006fb16c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Cantarell" fo:font-size="16pt" fo:font-weight="normal" officeooo:rsid="00b49697" officeooo:paragraph-rsid="006fb16c" style:font-size-asian="16pt" style:font-weight-asian="normal" style:font-size-complex="1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Cantarell" fo:font-size="16pt" fo:font-weight="bold" officeooo:paragraph-rsid="0008ac4e" style:font-size-asian="16pt" style:font-weight-asian="bold" style:font-size-complex="16pt" style:font-weight-complex="bold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fo:color="#336666"/>
    </style:style>
    <style:style style:name="T3" style:family="text">
      <style:text-properties fo:color="#336666" style:text-underline-style="solid" style:text-underline-width="auto" style:text-underline-color="font-color" officeooo:rsid="00082891"/>
    </style:style>
    <style:style style:name="T4" style:family="text">
      <style:text-properties fo:color="#336666" officeooo:rsid="005577f7"/>
    </style:style>
    <style:style style:name="T5" style:family="text">
      <style:text-properties fo:color="#336666" fo:font-weight="bold" style:font-weight-asian="bold" style:font-weight-complex="bold"/>
    </style:style>
    <style:style style:name="T6" style:family="text">
      <style:text-properties fo:color="#336666" fo:font-weight="bold" officeooo:rsid="00237e3f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6b4459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5881b9"/>
    </style:style>
    <style:style style:name="T11" style:family="text">
      <style:text-properties officeooo:rsid="006b445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b2781d" style:font-weight-asian="normal" style:font-weight-complex="normal"/>
    </style:style>
    <style:style style:name="T14" style:family="text">
      <style:text-properties fo:font-weight="normal" officeooo:rsid="00bc001e" style:font-weight-asian="normal" style:font-weight-complex="normal"/>
    </style:style>
    <style:style style:name="T15" style:family="text">
      <style:text-properties fo:font-weight="normal" officeooo:rsid="00b9df0f" style:font-weight-asian="normal" style:font-weight-complex="normal"/>
    </style:style>
    <style:style style:name="T16" style:family="text">
      <style:text-properties fo:font-weight="normal" officeooo:rsid="00b49697" style:font-weight-asian="normal" style:font-weight-complex="normal"/>
    </style:style>
    <style:style style:name="T17" style:family="text">
      <style:text-properties fo:font-weight="normal" officeooo:rsid="00b67d27" style:font-weight-asian="normal" style:font-weight-complex="normal"/>
    </style:style>
    <style:style style:name="T18" style:family="text">
      <style:text-properties officeooo:rsid="00b9df0f"/>
    </style:style>
    <style:style style:name="T19" style:family="text">
      <style:text-properties officeooo:rsid="0071116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officeooo:rsid="00b9df0f" style:font-size-asian="16pt" style:font-size-complex="16pt"/>
    </style:style>
    <style:style style:name="T22" style:family="text">
      <style:text-properties fo:font-size="16pt" fo:font-weight="normal" officeooo:rsid="00b2781d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31">IMMUNIZATION STATUS</text:p>
            <text:p text:style-name="P10"><text:span text:style-name="T2">FOR SCHEDULE </text:span><text:span text:style-name="T4">CODE</text:span> <text:span text:style-name="T3"><text:placeholder text:placeholder-type="text">&lt;immunization_schedule.sched&gt;</text:placeholder></text:span></text:p>
            <text:p text:style-name="P33"/>
            <text:p text:style-name="P32"><text:placeholder text:placeholder-type="text">&lt;immunization_schedule.desc&gt;</text:placeholder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5"><text:span text:style-name="T5">Patient</text:span> : <text:placeholder text:placeholder-type="text">&lt;patient.rec_name&gt;</text:placeholder></text:p>
          </table:table-cell>
          <table:table-cell table:style-name="Table1.A2" office:value-type="string">
            <text:p text:style-name="P30"><text:span text:style-name="T6">PU</text:span><text:span text:style-name="T5">ID</text:span> : <text:placeholder text:placeholder-type="text">&lt;patient.puid&gt;</text:placeholder></text:p>
          </table:table-cell>
          <table:table-cell table:style-name="Table1.C2" office:value-type="string">
            <text:p text:style-name="P14"><text:placeholder text:placeholder-type="text">&lt;if test="patient.gender == 'f'"&gt;</text:placeholder></text:p>
            <text:p text:style-name="P30">Female</text:p>
            <text:p text:style-name="P14"><text:placeholder text:placeholder-type="text">&lt;/if&gt;</text:placeholder></text:p>
            <text:p text:style-name="P14"><text:placeholder text:placeholder-type="text">&lt;if test="patient.gender == 'm'"&gt;</text:placeholder></text:p>
            <text:p text:style-name="P30">Male</text:p>
            <text:p text:style-name="P14"><text:placeholder text:placeholder-type="text">&lt;/if&gt;</text:placeholder></text:p>
          </table:table-cell>
        </table:table-row>
        <table:table-row table:style-name="Table1.3">
          <table:table-cell table:style-name="Table1.A3" office:value-type="string">
            <text:p text:style-name="P16"><text:span text:style-name="T5">Print Date</text:span> : <text:s text:c="2"/></text:p>
            <text:p text:style-name="P37"><text:placeholder text:placeholder-type="text">&lt;format_date(datetime.date.today(), user.language)&gt;</text:placeholder> <text:s/><text:placeholder text:placeholder-type="text">&lt;datetime.datetime.now().strftime('%H:%M:%S')&gt;</text:placeholder></text:p>
          </table:table-cell>
          <table:table-cell table:style-name="Table1.B3" table:number-columns-spanned="2" office:value-type="string">
            <text:p text:style-name="P43"><text:span text:style-name="T19">Patient Age :</text:span> </text:p>
            <text:p text:style-name="P39"><text:placeholder text:placeholder-type="text">&lt;if test="patient.age.days &gt; 365"&gt;</text:placeholder></text:p>
            <text:p text:style-name="P38"><text:span text:style-name="T12"><text:s/></text:span><text:span text:style-name="T20"><text:placeholder text:placeholder-type="text">&lt;patient.age.days / 365&gt;</text:placeholder></text:span><text:span text:style-name="T20"> </text:span><text:span text:style-name="T21">y</text:span><text:span text:style-name="T22">ears </text:span></text:p>
            <text:p text:style-name="P40"><text:placeholder text:placeholder-type="text">&lt;/if&gt;</text:placeholder></text:p>
            <text:p text:style-name="P41"><text:placeholder text:placeholder-type="text">&lt;if test="patient.age.days &lt; 365 and patient.age.days &gt; 60"&gt;</text:placeholder></text:p>
            <text:p text:style-name="P40"><text:span text:style-name="T13"><text:placeholder text:placeholder-type="text">&lt;patient.age.days / 30&gt;</text:placeholder></text:span><text:span text:style-name="T13"> </text:span><text:span text:style-name="T15">m</text:span><text:span text:style-name="T16">onths </text:span></text:p>
            <text:p text:style-name="P42"><text:placeholder text:placeholder-type="text">&lt;/if&gt;</text:placeholder></text:p>
            <text:p text:style-name="P41"><text:placeholder text:placeholder-type="text">&lt;if test="patient.age.days &lt; 60"&gt;</text:placeholder></text:p>
            <text:p text:style-name="P40"><text:span text:style-name="T13"><text:placeholder text:placeholder-type="text">&lt;patient.age.days&gt;</text:placeholder></text:span><text:span text:style-name="T13"> </text:span><text:span text:style-name="T15">d</text:span><text:span text:style-name="T17">ays </text:span></text:p>
            <text:p text:style-name="P40"><text:placeholder text:placeholder-type="text">&lt;/if&gt;</text:placeholder></text:p>
          </table:table-cell>
          <table:covered-table-cell/>
        </table:table-row>
      </table:table>
      <text:p text:style-name="P5"/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9"><text:span text:style-name="T11">Showing </text:span><text:span text:style-name="T8">only</text:span><text:span text:style-name="T11"> the i</text:span>mmunization status corresponding to the <text:span text:style-name="T7">person age</text:span> and the <text:span text:style-name="T7">selected schedule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4">Vaccine</text:p>
          </table:table-cell>
          <table:table-cell table:style-name="Table5.B2" office:value-type="string">
            <text:p text:style-name="P34">Dose</text:p>
          </table:table-cell>
          <table:table-cell table:style-name="Table5.B2" office:value-type="string">
            <text:p text:style-name="P34">Age</text:p>
          </table:table-cell>
          <table:table-cell table:style-name="Table5.D2" office:value-type="string">
            <text:p text:style-name="P34">Status</text:p>
          </table:table-cell>
        </table:table-row>
      </table:table>
      <text:p text:style-name="P4"><text:placeholder text:placeholder-type="text">&lt;for each="immunization in immunization_status"&gt;</text:placeholder></text:p>
      <text:p text:style-name="P11"><text:placeholder text:placeholder-type="text">&lt;if test="immunization['status'] == 'missing'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5"><text:placeholder text:placeholder-type="text">&lt;immunization['vaccine'].rec_name&gt;</text:placeholder></text:p>
          </table:table-cell>
          <table:table-cell table:style-name="Table6.B1" office:value-type="string">
            <text:p text:style-name="P24"><text:placeholder text:placeholder-type="text">&lt;immunization['dose']&gt;</text:placeholder></text:p>
          </table:table-cell>
          <table:table-cell table:style-name="Table6.C1" office:value-type="string">
            <text:p text:style-name="P24"><text:placeholder text:placeholder-type="text">&lt;immunization['dose_age']&gt;</text:placeholder> <text:placeholder text:placeholder-type="text">&lt;immunization['age_unit']&gt;</text:placeholder></text:p>
          </table:table-cell>
          <table:table-cell table:style-name="Table6.D1" office:value-type="string">
            <text:p text:style-name="P24"><draw:frame draw:style-name="fr1" draw:name="Image1" text:anchor-type="as-char" svg:width="0.2in" svg:height="0.2201in" draw:z-index="1"><draw:image xlink:href="Pictures/100002010000010B0000012C2435AE257C8B3C87.png" xlink:type="simple" xlink:show="embed" xlink:actuate="onLoad"/></draw:frame></text:p>
          </table:table-cell>
        </table:table-row>
      </table:table>
      <text:p text:style-name="P13"><text:soft-page-break/><text:placeholder text:placeholder-type="text">&lt;/if&gt;</text:placeholder></text:p>
      <text:p text:style-name="P12"><text:placeholder text:placeholder-type="text">&lt;if test="immunization['status'] == 'ok'"&gt;</text:placeholder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3"><text:placeholder text:placeholder-type="text">&lt;immunization['vaccine'].rec_name&gt;</text:placeholder></text:p>
          </table:table-cell>
          <table:table-cell table:style-name="Table7.B1" office:value-type="string">
            <text:p text:style-name="P25"><text:placeholder text:placeholder-type="text">&lt;immunization['dose']&gt;</text:placeholder></text:p>
          </table:table-cell>
          <table:table-cell table:style-name="Table7.C1" office:value-type="string">
            <text:p text:style-name="P25"><text:placeholder text:placeholder-type="text">&lt;immunization['dose_age']&gt;</text:placeholder> <text:placeholder text:placeholder-type="text">&lt;immunization['age_unit']&gt;</text:placeholder></text:p>
          </table:table-cell>
          <table:table-cell table:style-name="Table7.D1" office:value-type="string">
            <text:p text:style-name="P25"><draw:frame draw:style-name="fr2" draw:name="Image2" text:anchor-type="as-char" svg:width="0.2in" svg:height="0.2098in" draw:z-index="0"><draw:image xlink:href="Pictures/100002010000012C0000010E76E043D85A26ACB4.png" xlink:type="simple" xlink:show="embed" xlink:actuate="onLoad"/></draw:frame></text:p>
          </table:table-cell>
        </table:table-row>
      </table:table>
      <text:p text:style-name="P13"><text:placeholder text:placeholder-type="text">&lt;/if&gt;</text:placeholder></text:p>
      <text:p text:style-name="P19"><text:placeholder text:placeholder-type="text">&lt;/for&gt;</text:placeholder></text:p>
      <text:p text:style-name="P36"><text:span text:style-name="T9"><text:placeholder text:placeholder-type="text">&lt;immunization_schedule.desc&gt;</text:placeholder></text:span><text:span text:style-name="T9"> </text:span><text:span text:style-name="T10">(Complete Listing)</text:span></text:p>
      <text:p text:style-name="P6"/>
      <text:p text:style-name="P3"><text:placeholder text:placeholder-type="text">&lt;for each="vaccine in immunization_schedule.vaccines"&gt;</text:placeholder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<text:placeholder text:placeholder-type="text">&lt;vaccine.rec_name&gt;</text:placeholder> </text:p>
          </table:table-cell>
          <table:table-cell table:style-name="Table2.A1" office:value-type="string">
            <text:p text:style-name="P29"><text:placeholder text:placeholder-type="text">&lt;vaccine.scope&gt;</text:placeholder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6">Dose #</text:p>
          </table:table-cell>
          <table:table-cell table:style-name="Table4.B1" office:value-type="string">
            <text:p text:style-name="P26">Age</text:p>
          </table:table-cell>
          <table:table-cell table:style-name="Table4.C1" office:value-type="string">
            <text:p text:style-name="P27">Remarks</text:p>
          </table:table-cell>
        </table:table-row>
      </table:table>
      <text:p text:style-name="P8"><text:placeholder text:placeholder-type="text">&lt;for each="dose in vaccine.dose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0"><text:placeholder text:placeholder-type="text">&lt;dose.dose_number&gt;</text:placeholder></text:p>
          </table:table-cell>
          <table:table-cell table:style-name="Table3.B1" office:value-type="string">
            <text:p text:style-name="P21"><text:placeholder text:placeholder-type="text">&lt;dose.age_dose&gt;</text:placeholder> <text:placeholder text:placeholder-type="text">&lt;dose.age_unit&gt;</text:placeholder></text:p>
          </table:table-cell>
          <table:table-cell table:style-name="Table3.C1" office:value-type="string">
            <text:p text:style-name="P22"><text:placeholder text:placeholder-type="text">&lt;dose.remarks&gt;</text:placeholder></text:p>
          </table:table-cell>
        </table:table-row>
      </table:table>
      <text:p text:style-name="P18"><text:placeholder text:placeholder-type="text">&lt;/for&gt;</text:placeholder></text:p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ntarell" fo:font-size="10pt" officeooo:rsid="003eb8ec" officeooo:paragraph-rsid="003eb8ec" style:font-size-asian="10pt" style:font-size-complex="10pt"/>
    </style:style>
    <style:style style:name="MT1" style:family="text">
      <style:text-properties fo:color="#800000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mportant notice</text:span> : This automatically generated report is a tool to assist, but never to replace the criteria of the health professional. Always verify the person vaccination cards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8:45:19.509868802</meta:creation-date>
    <dc:date>2016-01-10T23:24:53.293776987</dc:date>
    <meta:editing-duration>P3DT5H7M28S</meta:editing-duration>
    <meta:editing-cycles>113</meta:editing-cycles>
    <meta:generator>LibreOffice/5.0.3.2$Linux_X86_64 LibreOffice_project/00m0$Build-2</meta:generator>
    <meta:document-statistic meta:table-count="7" meta:image-count="2" meta:object-count="0" meta:page-count="3" meta:paragraph-count="56" meta:word-count="155" meta:character-count="1570" meta:non-whitespace-character-count="1458"/>
  </office:meta>
</office:document-meta>
</file>